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0b72" officeooo:paragraph-rsid="00020b72"/>
    </style:style>
    <style:style style:name="P2" style:family="paragraph" style:parent-style-name="Standard">
      <style:text-properties fo:language="hr" fo:country="HR" officeooo:rsid="00020b72" officeooo:paragraph-rsid="00020b72"/>
    </style:style>
    <style:style style:name="P3" style:family="paragraph" style:parent-style-name="Standard">
      <style:text-properties fo:language="hr" fo:country="HR" officeooo:rsid="000508fa" officeooo:paragraph-rsid="000508fa"/>
    </style:style>
    <style:style style:name="P4" style:family="paragraph" style:parent-style-name="Standard">
      <style:text-properties fo:language="hr" fo:country="HR" officeooo:rsid="000508fa" officeooo:paragraph-rsid="000508fa"/>
    </style:style>
    <style:style style:name="P5" style:family="paragraph" style:parent-style-name="Standard">
      <style:text-properties fo:language="hr" fo:country="HR" officeooo:rsid="0007ac76" officeooo:paragraph-rsid="0007ac76"/>
    </style:style>
    <style:style style:name="P6" style:family="paragraph" style:parent-style-name="Standard">
      <style:text-properties fo:language="hr" fo:country="HR" officeooo:rsid="0007edc3" officeooo:paragraph-rsid="0007edc3"/>
    </style:style>
    <style:style style:name="P7" style:family="paragraph" style:parent-style-name="Standard">
      <style:text-properties fo:language="hr" fo:country="HR" officeooo:rsid="0007edc3" officeooo:paragraph-rsid="00081d13"/>
    </style:style>
    <style:style style:name="P8" style:family="paragraph" style:parent-style-name="Standard">
      <style:text-properties fo:language="hr" fo:country="HR" officeooo:rsid="00081d13" officeooo:paragraph-rsid="00081d13"/>
    </style:style>
    <style:style style:name="P9" style:family="paragraph" style:parent-style-name="Standard">
      <style:text-properties fo:language="hr" fo:country="HR" officeooo:rsid="00020b72" officeooo:paragraph-rsid="00020b72"/>
    </style:style>
    <style:style style:name="P10" style:family="paragraph" style:parent-style-name="Standard">
      <style:paragraph-properties fo:text-align="center" style:justify-single-word="false"/>
      <style:text-properties fo:font-size="22pt" officeooo:rsid="00020b72" officeooo:paragraph-rsid="00020b72" style:font-size-asian="22pt" style:font-size-complex="22pt"/>
    </style:style>
    <style:style style:name="P11" style:family="paragraph" style:parent-style-name="Standard">
      <style:text-properties officeooo:rsid="00020b72" officeooo:paragraph-rsid="00020b72"/>
    </style:style>
    <style:style style:name="P12" style:family="paragraph" style:parent-style-name="Standard">
      <style:text-properties officeooo:paragraph-rsid="00020b72"/>
    </style:style>
    <style:style style:name="P13" style:family="paragraph" style:parent-style-name="Standard">
      <style:text-properties officeooo:rsid="00081d13" officeooo:paragraph-rsid="00081d13"/>
    </style:style>
    <style:style style:name="T1" style:family="text">
      <style:text-properties officeooo:rsid="00020b72"/>
    </style:style>
    <style:style style:name="T2" style:family="text">
      <style:text-properties officeooo:rsid="0003f621"/>
    </style:style>
    <style:style style:name="T3" style:family="text">
      <style:text-properties officeooo:rsid="0007edc3"/>
    </style:style>
    <style:style style:name="T4" style:family="text">
      <style:text-properties officeooo:rsid="00081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d na završnom projektu MMS iz ranijih godina</text:p>
      <text:p text:style-name="P1"/>
      <text:p text:style-name="P1"/>
      <text:p text:style-name="P1"/>
      <text:p text:style-name="P12"><text:span text:style-name="T1">U ovoj zadaći odlučila sam raditi na projektu Jamb kojeg su izradili Ana Iveković, Mirna Hanžek, Ana Mlinarić i Iva Hršak. U projektu se implementirala klasična igra Jamb (eng. Yahtzee). </text:span><text:line-break/></text:p>
      <text:p text:style-name="P13">Zadaću izradila: Tea Poljanić</text:p>
      <text:p text:style-name="P13"/>
      <text:p text:style-name="P1">U ovom dokumentu ću navesti osvrt na napravljeni projekt, poboljšanja koja sam uspjela napraviti te koja bi se još mogla napraviti. </text:p>
      <text:p text:style-name="P1"/>
      <text:p text:style-name="P2">Implementirana igra uz promjene koje sam napravila nalazi se na linku:</text:p>
      <text:p text:style-name="P2"><text:a xlink:type="simple" xlink:href="https://github.com/teapoljanic/MMS---rad-na-projektu-Jamb" text:style-name="Internet_20_link" text:visited-style-name="Visited_20_Internet_20_Link">https://github.com/teapoljanic/MMS---rad-na-projektu-Jamb</text:a></text:p>
      <text:p text:style-name="P2"/>
      <text:p text:style-name="P2">Najprije uočena greška vidljiva je prilikom otvaranja linka na Githubu. Sam projekt nema nikakvu dokumentaciju, nema opisano što se radi u projektu, kako je sam projekt izrađen niti nikakve posebne detalje vezane uz implementaciju. To je dosta otežalo snalaženje u samoj implementaciji te oduzelo poprilično vremena. Zbog toga sam najprije dobro proučila dobiveni kod te napravila dokumentaciju za dobiveni projekt. </text:p>
      <text:p text:style-name="P2"/>
      <text:p text:style-name="P2">Također, prilikom pokušaja pokretanja programa <text:span text:style-name="T2">došlo je do problema zbog neinstaliranog dodatka ControlP5. Mislim da je to potrebno navesti u dokumentaciji. </text:span></text:p>
      <text:p text:style-name="P2"/>
      <text:p text:style-name="P3">Prva promjena koju sam napravila su modifikacije izgleda. S obzirom da je izgled dosta jednostavan, „loši” detalji se vrlo lako uoče. Zbog toga sam napravila poravnanja teksta i gumbova. Također, prilikom otvaranja pravila, pravila nisu bila dovoljno jasno napisala. Preoblikovala sam taj dio da igrači bolje razumiju samo igranje igrice. </text:p>
      <text:p text:style-name="P2"/>
      <text:p text:style-name="P3">Iduća promjena je ispisivanje teksta prilikom odabira broja igrača i unošenja njihovih imena. Podijelila sam to u dva dijela, prvi dio je s tekstom „Odaberite broj igrača” a drugi „Unesite imena igrača”. </text:p>
      <text:p text:style-name="P3"/>
      <text:p text:style-name="P5">Nadalje, dodala sam mogućnost izlaska iz igrice pritiskom na gumb „Završi igru”. Ta modifikacija bi se još mogla nadograditi tako da se pritiskom na gumb vratimo na početni zaslon i tako omogućimo početak igranja nove igre. </text:p>
      <text:p text:style-name="P5"/>
      <text:p text:style-name="P5">Nakon što sam došla do samo igranja igrice, primjetila sam problem prilikom bacanja kockica. Naime, nigdje nije navedeno kako se kockice bacaju. Pokušavala sam klikom na kockice, pritiskom tipki na tipkovnici i tek nakon nekog vremena primjetila sam da se kockice bacaju pritiskom na tipku „a” ili „A”. Izmijenila sam takav način rada, uvela da se kockice bacaju pritiskom bilo koje tipke na tipkovnici. Osim toga, na zaslon sam ispisala poruku koja govori kako se kockice bacaju.</text:p>
      <text:p text:style-name="P5"/>
      <text:p text:style-name="P5">U prvobitnoj verziji igre, trenutni rezultat se ispisivao samo kad bi se događala promjena igrača. <text:span text:style-name="T3">Nadogradila sam taj dio tako da se rezultati konstantno ispisuje.</text:span></text:p>
      <text:p text:style-name="P5"/>
      <text:p text:style-name="P6">Ovaj dio napravljen je u roku od 10 sati. Prijedlozi za daljnu nadogradnju projekta su:</text:p>
      <text:p text:style-name="P6"><text:tab/>- dodatno uređenje izgleda same stranice</text:p>
      <text:p text:style-name="P6"><text:tab/>- uvođenje gumba za povratak na početni izbornik</text:p>
      <text:p text:style-name="P7"><text:soft-page-break/><text:tab/>- <text:span text:style-name="T4">zvukovni efekt prilikom bacanja kockice</text:span></text:p>
      <text:p text:style-name="P7"><text:tab/>- <text:span text:style-name="T4">mogućnost kreiranja vlastitog računa</text:span></text:p>
      <text:p text:style-name="P7"><text:tab/>- <text:span text:style-name="T4">pamćenje rezultata te rangiranja korisnika prema rezultatima</text:span></text:p>
      <text:p text:style-name="P7"><text:tab/>- <text:span text:style-name="T4">omogućavanje igranja protiv računala</text:span></text:p>
      <text:p text:style-name="P7"><text:tab/>- <text:span text:style-name="T4">uvođenje dodatnog stupca u samoj igri („najava”) za kojeg najprije odredimo da njega igramo te potom bacamo kockice (kao što je u pravoj verziji igre Jamb)</text:span></text:p>
      <text:p text:style-name="P7"><text:tab/></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00:27:28.589010442</meta:creation-date>
    <dc:date>2019-12-10T20:58:49.325254485</dc:date>
    <meta:editing-duration>PT31M31S</meta:editing-duration>
    <meta:editing-cycles>2</meta:editing-cycles>
    <meta:generator>LibreOffice/6.0.7.3$Linux_X86_64 LibreOffice_project/00m0$Build-3</meta:generator>
    <meta:document-statistic meta:table-count="0" meta:image-count="0" meta:object-count="0" meta:page-count="2" meta:paragraph-count="22" meta:word-count="457" meta:character-count="3025" meta:non-whitespace-character-count="2574"/>
  </office:meta>
</office:document-meta>
</file>